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ssNum:</text:p>
          </table:table-cell>
          <table:table-cell office:value-type="float" office:value="175934875" calcext:value-type="float">
            <text:p>175934875</text:p>
          </table:table-cell>
          <table:table-cell table:formula="of:=[.B2]" office:value-type="float" office:value="495290769" calcext:value-type="float">
            <text:p>495290769</text:p>
          </table:table-cell>
          <table:table-cell office:value-type="float" office:value="1" calcext:value-type="float">
            <text:p>1</text:p>
          </table:table-cell>
          <table:table-cell office:value-type="float" office:value="175934875" calcext:value-type="float">
            <text:p>175934875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3]" office:value-type="float" office:value="2065954" calcext:value-type="float">
            <text:p>2065954</text:p>
          </table:table-cell>
          <table:table-cell office:value-type="float" office:value="2" calcext:value-type="float">
            <text:p>2</text:p>
          </table:table-cell>
          <table:table-cell office:value-type="float" office:value="33066517" calcext:value-type="float">
            <text:p>33066517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065954" calcext:value-type="float">
            <text:p>2065954</text:p>
          </table:table-cell>
          <table:table-cell table:formula="of:=[.B4]" office:value-type="float" office:value="495290769" calcext:value-type="float">
            <text:p>495290769</text:p>
          </table:table-cell>
          <table:table-cell office:value-type="float" office:value="3" calcext:value-type="float">
            <text:p>3</text:p>
          </table:table-cell>
          <table:table-cell office:value-type="float" office:value="7522698" calcext:value-type="float">
            <text:p>7522698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5]" office:value-type="float" office:value="2219521" calcext:value-type="float">
            <text:p>2219521</text:p>
          </table:table-cell>
          <table:table-cell office:value-type="float" office:value="4" calcext:value-type="float">
            <text:p>4</text:p>
          </table:table-cell>
          <table:table-cell office:value-type="float" office:value="3273157" calcext:value-type="float">
            <text:p>3273157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219521" calcext:value-type="float">
            <text:p>2219521</text:p>
          </table:table-cell>
          <table:table-cell table:formula="of:=[.B6]" office:value-type="float" office:value="495290769" calcext:value-type="float">
            <text:p>495290769</text:p>
          </table:table-cell>
          <table:table-cell office:value-type="float" office:value="5" calcext:value-type="float">
            <text:p>5</text:p>
          </table:table-cell>
          <table:table-cell office:value-type="float" office:value="2277537" calcext:value-type="float">
            <text:p>2277537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7]" office:value-type="float" office:value="2401927" calcext:value-type="float">
            <text:p>2401927</text:p>
          </table:table-cell>
          <table:table-cell office:value-type="float" office:value="6" calcext:value-type="float">
            <text:p>6</text:p>
          </table:table-cell>
          <table:table-cell office:value-type="float" office:value="1932886" calcext:value-type="float">
            <text:p>1932886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401927" calcext:value-type="float">
            <text:p>2401927</text:p>
          </table:table-cell>
          <table:table-cell table:formula="of:=[.B8]" office:value-type="float" office:value="495290769" calcext:value-type="float">
            <text:p>495290769</text:p>
          </table:table-cell>
          <table:table-cell office:value-type="float" office:value="7" calcext:value-type="float">
            <text:p>7</text:p>
          </table:table-cell>
          <table:table-cell office:value-type="float" office:value="1840632" calcext:value-type="float">
            <text:p>1840632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9]" office:value-type="float" office:value="2583336" calcext:value-type="float">
            <text:p>2583336</text:p>
          </table:table-cell>
          <table:table-cell office:value-type="float" office:value="8" calcext:value-type="float">
            <text:p>8</text:p>
          </table:table-cell>
          <table:table-cell office:value-type="float" office:value="1848037" calcext:value-type="float">
            <text:p>1848037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583336" calcext:value-type="float">
            <text:p>2583336</text:p>
          </table:table-cell>
          <table:table-cell table:formula="of:=[.B10]" office:value-type="float" office:value="495290769" calcext:value-type="float">
            <text:p>495290769</text:p>
          </table:table-cell>
          <table:table-cell office:value-type="float" office:value="9" calcext:value-type="float">
            <text:p>9</text:p>
          </table:table-cell>
          <table:table-cell office:value-type="float" office:value="1945631" calcext:value-type="float">
            <text:p>1945631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1]" office:value-type="float" office:value="2781584" calcext:value-type="float">
            <text:p>2781584</text:p>
          </table:table-cell>
          <table:table-cell office:value-type="float" office:value="10" calcext:value-type="float">
            <text:p>10</text:p>
          </table:table-cell>
          <table:table-cell office:value-type="float" office:value="2065954" calcext:value-type="float">
            <text:p>2065954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781584" calcext:value-type="float">
            <text:p>2781584</text:p>
          </table:table-cell>
          <table:table-cell table:formula="of:=[.B12]" office:value-type="float" office:value="495290769" calcext:value-type="float">
            <text:p>495290769</text:p>
          </table:table-cell>
          <table:table-cell office:value-type="float" office:value="11" calcext:value-type="float">
            <text:p>11</text:p>
          </table:table-cell>
          <table:table-cell office:value-type="float" office:value="2219521" calcext:value-type="float">
            <text:p>2219521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3]" office:value-type="float" office:value="3041056" calcext:value-type="float">
            <text:p>3041056</text:p>
          </table:table-cell>
          <table:table-cell office:value-type="float" office:value="12" calcext:value-type="float">
            <text:p>12</text:p>
          </table:table-cell>
          <table:table-cell office:value-type="float" office:value="2401927" calcext:value-type="float">
            <text:p>2401927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3041056" calcext:value-type="float">
            <text:p>3041056</text:p>
          </table:table-cell>
          <table:table-cell table:formula="of:=[.B14]" office:value-type="float" office:value="495290769" calcext:value-type="float">
            <text:p>495290769</text:p>
          </table:table-cell>
          <table:table-cell office:value-type="float" office:value="13" calcext:value-type="float">
            <text:p>13</text:p>
          </table:table-cell>
          <table:table-cell office:value-type="float" office:value="2583336" calcext:value-type="float">
            <text:p>2583336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5]" office:value-type="float" office:value="33066517" calcext:value-type="float">
            <text:p>33066517</text:p>
          </table:table-cell>
          <table:table-cell office:value-type="float" office:value="14" calcext:value-type="float">
            <text:p>14</text:p>
          </table:table-cell>
          <table:table-cell office:value-type="float" office:value="2781584" calcext:value-type="float">
            <text:p>2781584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33066517" calcext:value-type="float">
            <text:p>33066517</text:p>
          </table:table-cell>
          <table:table-cell table:formula="of:=[.B16]" office:value-type="float" office:value="495290769" calcext:value-type="float">
            <text:p>495290769</text:p>
          </table:table-cell>
          <table:table-cell office:value-type="float" office:value="15" calcext:value-type="float">
            <text:p>15</text:p>
          </table:table-cell>
          <table:table-cell office:value-type="float" office:value="3041056" calcext:value-type="float">
            <text:p>3041056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7]" office:value-type="float" office:value="7522698" calcext:value-type="float">
            <text:p>7522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7522698" calcext:value-type="float">
            <text:p>7522698</text:p>
          </table:table-cell>
          <table:table-cell table:formula="of:=[.B18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9]" office:value-type="float" office:value="3273157" calcext:value-type="float">
            <text:p>327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3273157" calcext:value-type="float">
            <text:p>3273157</text:p>
          </table:table-cell>
          <table:table-cell table:formula="of:=[.B20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21]" office:value-type="float" office:value="2277537" calcext:value-type="float">
            <text:p>2277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277537" calcext:value-type="float">
            <text:p>2277537</text:p>
          </table:table-cell>
          <table:table-cell table:formula="of:=[.B22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23]" office:value-type="float" office:value="1932886" calcext:value-type="float">
            <text:p>1932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932886" calcext:value-type="float">
            <text:p>1932886</text:p>
          </table:table-cell>
          <table:table-cell table:formula="of:=[.B24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25]" office:value-type="float" office:value="1840632" calcext:value-type="float">
            <text:p>1840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840632" calcext:value-type="float">
            <text:p>1840632</text:p>
          </table:table-cell>
          <table:table-cell table:formula="of:=[.B26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27]" office:value-type="float" office:value="1848037" calcext:value-type="float">
            <text:p>1848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848037" calcext:value-type="float">
            <text:p>1848037</text:p>
          </table:table-cell>
          <table:table-cell table:formula="of:=[.B28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29]" office:value-type="float" office:value="1945631" calcext:value-type="float">
            <text:p>1945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945631" calcext:value-type="float">
            <text:p>1945631</text:p>
          </table:table-cell>
          <table:table-cell table:formula="of:=[.B30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31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1:Sheet1.F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4:03:28.232915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57:36.369691769</meta:creation-date>
    <dc:date>2014-06-30T14:04:01.917827932</dc:date>
    <meta:editing-duration>PT1M35S</meta:editing-duration>
    <meta:editing-cycles>3</meta:editing-cycles>
    <meta:generator>LibreOffice/4.2.4.2$Linux_X86_64 LibreOffice_project/420m0$Build-2</meta:generator>
    <meta:document-statistic meta:table-count="1" meta:cell-count="135" meta:object-count="0"/>
  </office:meta>
</office:document-meta>
</file>